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.hasSom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CompilerTests.changingRegisteredVariableTypeDoesNotResultInFailureInMixed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elCompilerTests.isEditable( User u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edComponent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3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isAd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4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CompilerTests.defaultMethod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pelCompilerTests.expressionCompilesWhenMethodComesFromPublic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1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CompilerTests.isEditabl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2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